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background-color="#fff200" loext:char-shading-value="0"/>
    </style:style>
    <style:style style:name="T2" style:family="text">
      <style:text-properties fo:background-color="#fff2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del rendimiento híbrido en arroz utilizando la mejor predicción lineal imparcial genómica</text:p>
      <text:p text:style-name="P1"/>
      <text:p text:style-name="P2"><text:span text:style-name="T2">La misión del fitomejoramiento es desarrollar variedades de alto rendimiento para aumentar la productividad de los cultivos para satisfacer las necesidades de la población humana. Se ha demostrado que la cría de híbridos es una herramienta importante para mejorar el rendimiento.</text:span> Los ejemplos más exitosos son el maíz y el arroz híbridos, que han aumentado considerablemente la seguridad alimentaria mundial. A pesar del éxito de los programas de mejoramiento híbrido, la selección de híbridos deseables ha sido en gran medida una práctica de prueba y error en el pasado. Se necesita mucha suerte para encontrar las coincidencias deseadas entre los padres seleccionados. El mayor desafío en la cría de híbridos es cómo predecir el rendimiento de los cruces futuros en función de los datos existentes. Se han realizado grandes esfuerzos en el pasado para desarrollar métodos para la predicción de híbridos, con el objetivo de facilitar el mejoramiento de híbridos obteniendo mejores híbridos con menos cruces. Un enfoque común en los primeros días fue encontrar correlaciones entre los polimorfismos de los marcadores y el rendimiento de los híbridos en cruces que involucran diversos germoplasmas. Los estudios extensos en maíz y arroz que utilizan este enfoque han producido resultados variables según los germoplasmas utilizados en los estudios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8:54:31.815663199</meta:creation-date>
    <meta:generator>LibreOffice/6.0.7.3$Linux_X86_64 LibreOffice_project/00m0$Build-3</meta:generator>
    <dc:date>2022-01-05T09:08:19.088947564</dc:date>
    <meta:editing-duration>PT2M42S</meta:editing-duration>
    <meta:editing-cycles>1</meta:editing-cycles>
    <meta:document-statistic meta:table-count="0" meta:image-count="0" meta:object-count="0" meta:page-count="1" meta:paragraph-count="2" meta:word-count="221" meta:character-count="1452" meta:non-whitespace-character-count="1233"/>
  </office:meta>
</office:document-meta>
</file>